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Default" style:list-style-name="WWNum1"/>
    <style:style style:name="P2" style:family="paragraph" style:parent-style-name="Default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1.5pt" style:font-size-asian="11.5pt" style:font-name-complex="Times New Roman1" style:font-size-complex="11.5pt"/>
    </style:style>
    <style:style style:name="P5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Times New Roman" fo:font-size="11.5pt" style:font-size-asian="11.5pt" style:font-name-complex="Times New Roman1" style:font-size-complex="11.5pt"/>
    </style:style>
    <style:style style:name="T2" style:family="text">
      <style:text-properties style:font-name="Times New Roman" fo:font-size="11.5pt" officeooo:rsid="00055134" style:font-size-asian="11.5pt" style:font-name-complex="Times New Roman1" style:font-size-complex="11.5pt"/>
    </style:style>
    <style:style style:name="T3" style:family="text">
      <style:text-properties fo:font-size="11.5pt" style:font-size-asian="11.5pt" style:font-size-complex="11.5pt"/>
    </style:style>
    <style:style style:name="T4" style:family="text">
      <style:text-properties fo:font-size="11.5pt" officeooo:rsid="0006a158" style:font-size-asian="11.5pt" style:font-size-complex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Name __________________________</text:span></text:p>
      <text:p text:style-name="P3"><text:span text:style-name="T1">BIO 300/CMPSC 300</text:span></text:p>
      <text:p text:style-name="P3"><text:span text:style-name="T2">Fall</text:span><text:span text:style-name="T1"> 201</text:span><text:span text:style-name="T2">7</text:span></text:p>
      <text:p text:style-name="P3"><text:span text:style-name="T1">Chapter 3 – N-W Algorithm</text:span></text:p>
      <text:p text:style-name="P4"/>
      <text:list xml:id="list5291869250589136583" text:style-name="WWNum1">
        <text:list-item>
          <text:p text:style-name="P1"><text:span text:style-name="T3">Use the Needleman-Wunsch algorithm generate all optimal global alignments for the sequences ACGTACT and ACTACGT. <text:s/>Please show your work as demonstrated in class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Default"/>
      <text:list xml:id="list14321957085395" text:continue-numbering="true" text:style-name="WWNum1">
        <text:list-item>
          <text:p text:style-name="P1">Use the <text:span text:style-name="T3">Needleman-Wunsch algorithm generate all optimal global alignments for the sequences CTAG and CGCTAATC. <text:s/>Hint: you should find 10 altogether; the score for each should be -1. <text:s/>Please show your work</text:span><text:span text:style-name="T4">,</text:span><text:span text:style-name="T3"> as demon</text:span><text:bookmark text:name="_GoBack"/><text:span text:style-name="T3">strated in class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Default"/>
      <text:list xml:id="list14321708902427" text:continue-numbering="true" text:style-name="WWNum1">
        <text:list-item>
          <text:p text:style-name="P1">When do you expect to happen if you aligned CAG with TTTCAGCAGTTT? Use the <text:span text:style-name="T3">Needleman-Wunsch algorithm generate all optimal global alignments for these sequences. <text:s/>Please show your work as demonstrated in class.</text:span> <text:s/><text:span text:style-name="T3">Were your expectations correct? <text:s/>Why or why not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en Webb</meta:initial-creator>
    <meta:editing-cycles>10</meta:editing-cycles>
    <meta:creation-date>2016-02-16T01:10:00</meta:creation-date>
    <dc:date>2017-10-03T01:43:20.414553000</dc:date>
    <meta:editing-duration>PT12M56S</meta:editing-duration>
    <meta:generator>LibreOffice/5.2.7.2$MacOSX_X86_64 LibreOffice_project/2b7f1e640c46ceb28adf43ee075a6e8b8439ed10</meta:generator>
    <meta:document-statistic meta:table-count="0" meta:image-count="0" meta:object-count="0" meta:page-count="1" meta:paragraph-count="7" meta:word-count="113" meta:character-count="740" meta:non-whitespace-character-count="6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